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589cm" fo:margin-left="0cm" fo:margin-right="-0.064cm" fo:margin-top="0cm" fo:margin-bottom="0cm" table:align="margins"/>
    </style:style>
    <style:style style:name="Table3.A" style:family="table-column">
      <style:table-column-properties style:column-width="3cm" style:rel-column-width="11852*"/>
    </style:style>
    <style:style style:name="Table3.B" style:family="table-column">
      <style:table-column-properties style:column-width="0.519cm" style:rel-column-width="2048*"/>
    </style:style>
    <style:style style:name="Table3.C" style:family="table-column">
      <style:table-column-properties style:column-width="13.07cm" style:rel-column-width="516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4" style:family="table-row">
      <style:table-row-properties style:min-row-height="0.635cm"/>
    </style:style>
    <style:style style:name="Table4" style:family="table">
      <style:table-properties style:width="12.913cm" fo:margin-left="0cm" fo:margin-right="-0.222cm" fo:margin-top="0cm" fo:margin-bottom="0cm" table:align="margins"/>
    </style:style>
    <style:style style:name="Table4.A" style:family="table-column">
      <style:table-column-properties style:column-width="0.711cm" style:rel-column-width="3608*"/>
    </style:style>
    <style:style style:name="Table4.B" style:family="table-column">
      <style:table-column-properties style:column-width="12.203cm" style:rel-column-width="61927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2.913cm" fo:margin-left="0cm" fo:margin-right="-0.222cm" fo:margin-top="0cm" fo:margin-bottom="0cm" table:align="margins"/>
    </style:style>
    <style:style style:name="Table5.A" style:family="table-column">
      <style:table-column-properties style:column-width="0.794cm" style:rel-column-width="450*"/>
    </style:style>
    <style:style style:name="Table5.B" style:family="table-column">
      <style:table-column-properties style:column-width="12.12cm" style:rel-column-width="6871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12.7cm" fo:margin-left="0cm" fo:margin-right="-0.009cm" fo:margin-top="0cm" fo:margin-bottom="0cm" table:align="margins" style:shadow="none"/>
    </style:style>
    <style:style style:name="Table6.A" style:family="table-column">
      <style:table-column-properties style:column-width="0.954cm" style:rel-column-width="541*"/>
    </style:style>
    <style:style style:name="Table6.B" style:family="table-column">
      <style:table-column-properties style:column-width="3.66cm" style:rel-column-width="2075*"/>
    </style:style>
    <style:style style:name="Table6.C" style:family="table-column">
      <style:table-column-properties style:column-width="8.086cm" style:rel-column-width="4584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2.834cm" fo:margin-left="0.051cm" fo:margin-right="-0.194cm" fo:margin-top="0cm" fo:margin-bottom="0cm" table:align="margins"/>
    </style:style>
    <style:style style:name="Table7.A" style:family="table-column">
      <style:table-column-properties style:column-width="0.711cm" style:rel-column-width="3630*"/>
    </style:style>
    <style:style style:name="Table7.B" style:family="table-column">
      <style:table-column-properties style:column-width="12.123cm" style:rel-column-width="61905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563cm" fo:margin-left="0cm" fo:margin-right="-0.037cm" table:align="margins"/>
    </style:style>
    <style:style style:name="Table8.A" style:family="table-column">
      <style:table-column-properties style:column-width="9.499cm" style:rel-column-width="5385*"/>
    </style:style>
    <style:style style:name="Table8.B" style:family="table-column">
      <style:table-column-properties style:column-width="7.064cm" style:rel-column-width="4005*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7.091cm" fo:margin-left="9.493cm" fo:margin-right="-0.058cm" table:align="margins"/>
    </style:style>
    <style:style style:name="Table9.A" style:family="table-column">
      <style:table-column-properties style:column-width="7.091cm" style:rel-column-width="65535*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7.17cm" fo:margin-left="9.493cm" fo:margin-right="-0.138cm" table:align="margins"/>
    </style:style>
    <style:style style:name="Table10.A" style:family="table-column">
      <style:table-column-properties style:column-width="7.17cm" style:rel-column-width="65535*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bold" style:font-weight-asian="bold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Normal">
      <style:paragraph-properties fo:margin-left="0.051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6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8">SURAT PERINTAH</text:p>
            <text:p text:style-name="P8">PENUNJUKAN PENELAAH</text:p>
          </table:table-cell>
        </table:table-row>
        <table:table-row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">NOMOR : PRINT- {no_surat}</text:p>
          </table:table-cell>
        </table:table-row>
        <table:table-row>
          <table:table-cell table:style-name="Table1.A1" office:value-type="string">
            <text:p text:style-name="P8">KEPALA KEJAKSAAN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">Dasar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5">1.</text:p>
                      </table:table-cell>
                      <table:table-cell table:style-name="Table4.A1" office:value-type="string">
                        <text:p text:style-name="P5">Undang-Undang No.8 Tahun 1981 tentang Hukum Acara Pidana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2.</text:p>
                      </table:table-cell>
                      <table:table-cell table:style-name="Table4.A1" office:value-type="string">
                        <text:p text:style-name="P5">Undang-Undang No.16 Tahun 2004 tentang Kejaksaan Republik Indonesia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3.</text:p>
                      </table:table-cell>
                      <table:table-cell table:style-name="Table4.A1" office:value-type="string">
                        <text:p text:style-name="P5">Undang-Undang No.20 Tahun 2001 tentang Perubahan Undang-Undang No.31 Tahun 1999 tentang Pemberantasan Tindak Pidana Korupsi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4.</text:p>
                      </table:table-cell>
                      <table:table-cell table:style-name="Table4.A1" office:value-type="string">
                        <text:p text:style-name="P5">Undang-Undang No.26 Tahun 2000 tentang Pengadilan Hak Azasi Manusia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5.</text:p>
                      </table:table-cell>
                      <table:table-cell table:style-name="Table4.A1" office:value-type="string">
                        <text:p text:style-name="P5">Undang-Undang No.45 Tahun 2009 tentang Perubahan atas Undang-Undang No.31 Tahun 2004 tentang Perikanan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6.</text:p>
                      </table:table-cell>
                      <table:table-cell table:style-name="Table4.A1" office:value-type="string">
                        <text:p text:style-name="P5">Undang-Undang No.17 Tahun 2006 tentang Perubahan atas Undang-Undang No.10 Tahun 1995 tentang Kepabeanan.</text:p>
                      </table:table-cell>
                    </table:table-row>
                    <table:table-row>
                      <table:table-cell table:style-name="Table4.A1" office:value-type="string">
                        <text:p text:style-name="P5">7.</text:p>
                      </table:table-cell>
                      <table:table-cell table:style-name="Table4.A1" office:value-type="string">
                        <text:p text:style-name="P5">Undang-Undang No.39 Tahun 2007 tentang Perubahan atas Undang-Undang No.11 Tahun 1995 tentang Cukai.</text:p>
                      </table:table-cell>
                    </table:table-row>
                  </table:table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3">Pertimbang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5">a.</text:p>
                      </table:table-cell>
                      <table:table-cell table:style-name="Table5.A1" office:value-type="string">
                        <text:p text:style-name="P5">Dalam rangka membantu Pimpinan untuk menyelesaikan penyelidikan, penyidikan dan penuntutan perkara tindak pidana khusus, dipandang perlu menunjuk Tim Jaksa untuk melakukan penelaahan.</text:p>
                      </table:table-cell>
                    </table:table-row>
                    <table:table-row>
                      <table:table-cell table:style-name="Table5.A1" office:value-type="string">
                        <text:p text:style-name="P5">b.</text:p>
                      </table:table-cell>
                      <table:table-cell table:style-name="Table5.A1" office:value-type="string">
                        <text:p text:style-name="P5">Sebagai perwujudan perlu menerbitkan Surat Perintah.</text:p>
                      </table:table-cell>
                    </table:table-row>
                  </table:table>
                  <text:p text:style-name="P5"/>
                </table:table-cell>
              </table:table-row>
              <table:table-row>
                <table:table-cell table:style-name="Table3.A1" table:number-columns-spanned="3" office:value-type="string">
                  <text:p text:style-name="P8">MEMERINTAHKAN</text:p>
                  <text:p text:style-name="P9"/>
                </table:table-cell>
                <table:covered-table-cell/>
                <table:covered-table-cell/>
              </table:table-row>
              <table:table-row table:style-name="Table3.4">
                <table:table-cell table:style-name="Table3.A1" office:value-type="string">
                  <text:p text:style-name="P3">Kepada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column table:style-name="Table6.C"/>
                    <table:table-row>
                      <table:table-cell table:style-name="Table6.A1" office:value-type="string">
                        <text:p text:style-name="P10">[!-- BEGIN Jaksa --]{noUrut}</text:p>
                      </table:table-cell>
                      <table:table-cell table:style-name="Table6.A1" office:value-type="string">
                        <text:p text:style-name="P11">Nama</text:p>
                      </table:table-cell>
                      <table:table-cell table:style-name="Table6.A1" office:value-type="string">
                        <text:p text:style-name="P11">: {nama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0"/>
                      </table:table-cell>
                      <table:table-cell table:style-name="Table6.A1" office:value-type="string">
                        <text:p text:style-name="P11">Pangkat/NIP</text:p>
                      </table:table-cell>
                      <table:table-cell table:style-name="Table6.A1" office:value-type="string">
                        <text:p text:style-name="P11">: {pangkatJaksa}/{nip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0"/>
                      </table:table-cell>
                      <table:table-cell table:style-name="Table6.A1" office:value-type="string">
                        <text:p text:style-name="P11">Jabatan</text:p>
                      </table:table-cell>
                      <table:table-cell table:style-name="Table6.A1" office:value-type="string">
                        <text:p text:style-name="P11">: {jabatanJaksa}</text:p>
                      </table:table-cell>
                    </table:table-row>
                    <table:table-row>
                      <table:table-cell table:style-name="Table6.A1" office:value-type="string">
                        <text:p text:style-name="P10">[!-- END Jaksa --]</text:p>
                      </table:table-cell>
                      <table:table-cell table:style-name="Table6.A1" office:value-type="string">
                        <text:p text:style-name="P10"/>
                      </table:table-cell>
                      <table:table-cell table:style-name="Table6.A1" office:value-type="string">
                        <text:p text:style-name="P10"/>
                      </table:table-cell>
                    </table:table-row>
                  </table:table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3">Untuk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5">1.</text:p>
                      </table:table-cell>
                      <table:table-cell table:style-name="Table7.A1" office:value-type="string">
                        <text:p text:style-name="P5">Membantu Pimpinan melaksanakan penelaahan perkara tindak pidana khusus.</text:p>
                      </table:table-cell>
                    </table:table-row>
                    <table:table-row>
                      <table:table-cell table:style-name="Table7.A1" office:value-type="string">
                        <text:p text:style-name="P5">2.</text:p>
                      </table:table-cell>
                      <table:table-cell table:style-name="Table7.A1" office:value-type="string">
                        <text:p text:style-name="P5">Menghadiri ekspose penanganan perkara tindak pidana khusus.</text:p>
                      </table:table-cell>
                    </table:table-row>
                    <table:table-row>
                      <table:table-cell table:style-name="Table7.A1" office:value-type="string">
                        <text:p text:style-name="P5">3.</text:p>
                      </table:table-cell>
                      <table:table-cell table:style-name="Table7.A1" office:value-type="string">
                        <text:p text:style-name="P5">Membuat Berita Acara Pendapat hasil ekspose disertai saran dan pendapat.</text:p>
                      </table:table-cell>
                    </table:table-row>
                    <table:table-row>
                      <table:table-cell table:style-name="Table7.A1" office:value-type="string">
                        <text:p text:style-name="P5">4.</text:p>
                      </table:table-cell>
                      <table:table-cell table:style-name="Table7.A1" office:value-type="string">
                        <text:p text:style-name="P5">Melaksanakan Surat Perintah ini dengan penuh rasa tanggung jawab.</text:p>
                      </table:table-cell>
                    </table:table-row>
                    <table:table-row>
                      <table:table-cell table:style-name="Table7.A1" office:value-type="string">
                        <text:p text:style-name="P5">5.</text:p>
                      </table:table-cell>
                      <table:table-cell table:style-name="Table7.A1" office:value-type="string">
                        <text:p text:style-name="P5">Surat Perintah ini berlaku untuk jangka watu 1 (satu) tahun sejak diterbitkan.</text:p>
                      </table:table-cell>
                    </table:table-row>
                  </table:table>
                  <text:p text:style-name="P12"><text:soft-page-break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3">Kepada</text:p>
                </table:table-cell>
                <table:table-cell table:style-name="Table8.A1" office:value-type="string">
                  <text:p text:style-name="P3">Dikeluarkan di : {lokasi_surat}</text:p>
                </table:table-cell>
              </table:table-row>
              <table:table-row>
                <table:table-cell table:style-name="Table8.A1" office:value-type="string">
                  <text:p text:style-name="P3">Yang bersangkutan untuk dilaksanakan</text:p>
                </table:table-cell>
                <table:table-cell table:style-name="Table8.A1" office:value-type="string">
                  <text:p text:style-name="P3">Pada tanggal <text:s text:c="2"/>: {tgl_surat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6">{nama_ttd}</text:p>
                </table:table-cell>
              </table:table-row>
              <table:table-row>
                <table:table-cell table:style-name="Table10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dc:creator>annisa annisa</dc:creator>
    <meta:creation-date>2015-09-02T07:00:00Z</meta:creation-date>
    <dc:date>2015-09-12T23:02:01.60</dc:date>
    <meta:editing-cycles>27</meta:editing-cycles>
    <meta:editing-duration>PT1H44M56S</meta:editing-duration>
    <meta:document-statistic meta:table-count="10" meta:image-count="0" meta:object-count="0" meta:page-count="2" meta:paragraph-count="60" meta:word-count="235" meta:character-count="1714"/>
    <meta:template xlink:type="simple" xlink:actuate="onRequest" xlink:title="" xlink:href="Normal.dotm"/>
  </office:meta>
</office:document-meta>
</file>